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row table:style-name="ro1">
          <table:table-cell office:value-type="string">
            <text:p>Nama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Abdul Rahman</text:p>
          </table:table-cell>
          <table:table-cell office:value-type="float" office:value="1001606">
            <text:p>1001606</text:p>
          </table:table-cell>
          <table:table-cell office:value-type="string">
            <text:p>_@2kVzM4</text:p>
          </table:table-cell>
        </table:table-row>
        <table:table-row table:style-name="ro1">
          <table:table-cell office:value-type="string">
            <text:p>Achmad Taufan</text:p>
          </table:table-cell>
          <table:table-cell office:value-type="float" office:value="1001616">
            <text:p>1001616</text:p>
          </table:table-cell>
          <table:table-cell office:value-type="string">
            <text:p>w1E@{Un4</text:p>
          </table:table-cell>
        </table:table-row>
        <table:table-row table:style-name="ro1">
          <table:table-cell office:value-type="string">
            <text:p>Ardian Haryanto</text:p>
          </table:table-cell>
          <table:table-cell office:value-type="float" office:value="1001626">
            <text:p>1001626</text:p>
          </table:table-cell>
          <table:table-cell office:value-type="string">
            <text:p>5eI6Fc?~</text:p>
          </table:table-cell>
        </table:table-row>
        <table:table-row table:style-name="ro1">
          <table:table-cell office:value-type="string">
            <text:p>Devi Sri Wahyuni</text:p>
          </table:table-cell>
          <table:table-cell office:value-type="float" office:value="1001636">
            <text:p>1001636</text:p>
          </table:table-cell>
          <table:table-cell office:value-type="string">
            <text:p>K{R7e2%j</text:p>
          </table:table-cell>
        </table:table-row>
        <table:table-row table:style-name="ro1">
          <table:table-cell office:value-type="string">
            <text:p>Dewi Mayang Sari</text:p>
          </table:table-cell>
          <table:table-cell office:value-type="float" office:value="1001646">
            <text:p>1001646</text:p>
          </table:table-cell>
          <table:table-cell office:value-type="string">
            <text:p>)7d}5bJU</text:p>
          </table:table-cell>
        </table:table-row>
        <table:table-row table:style-name="ro1">
          <table:table-cell office:value-type="string">
            <text:p>Dila Maulida</text:p>
          </table:table-cell>
          <table:table-cell office:value-type="float" office:value="1001656">
            <text:p>1001656</text:p>
          </table:table-cell>
          <table:table-cell office:value-type="string">
            <text:p>14.kED]x</text:p>
          </table:table-cell>
        </table:table-row>
        <table:table-row table:style-name="ro1">
          <table:table-cell office:value-type="string">
            <text:p>Doni Hermawan</text:p>
          </table:table-cell>
          <table:table-cell office:value-type="float" office:value="1001666">
            <text:p>1001666</text:p>
          </table:table-cell>
          <table:table-cell office:value-type="string">
            <text:p>X3o6Yx&amp;}</text:p>
          </table:table-cell>
        </table:table-row>
        <table:table-row table:style-name="ro1">
          <table:table-cell office:value-type="string">
            <text:p>Dwi agustina</text:p>
          </table:table-cell>
          <table:table-cell office:value-type="float" office:value="1001676">
            <text:p>1001676</text:p>
          </table:table-cell>
          <table:table-cell office:value-type="string">
            <text:p>+tSs9B8&amp;</text:p>
          </table:table-cell>
        </table:table-row>
        <table:table-row table:style-name="ro1">
          <table:table-cell office:value-type="string">
            <text:p>Elia Maulidini</text:p>
          </table:table-cell>
          <table:table-cell office:value-type="float" office:value="1001686">
            <text:p>1001686</text:p>
          </table:table-cell>
          <table:table-cell office:value-type="string">
            <text:p>7M?rP3^o</text:p>
          </table:table-cell>
        </table:table-row>
        <table:table-row table:style-name="ro1">
          <table:table-cell office:value-type="string">
            <text:p>fitria Nur Alpiah</text:p>
          </table:table-cell>
          <table:table-cell office:value-type="float" office:value="1001696">
            <text:p>1001696</text:p>
          </table:table-cell>
          <table:table-cell office:value-type="string">
            <text:p>R8[yN*d3</text:p>
          </table:table-cell>
        </table:table-row>
        <table:table-row table:style-name="ro1">
          <table:table-cell office:value-type="string">
            <text:p>Helmy Sephani</text:p>
          </table:table-cell>
          <table:table-cell office:value-type="float" office:value="1001706">
            <text:p>1001706</text:p>
          </table:table-cell>
          <table:table-cell office:value-type="string">
            <text:p>!8h5lW_V</text:p>
          </table:table-cell>
        </table:table-row>
        <table:table-row table:style-name="ro1">
          <table:table-cell office:value-type="string">
            <text:p>Hendra</text:p>
          </table:table-cell>
          <table:table-cell office:value-type="float" office:value="1001716">
            <text:p>1001716</text:p>
          </table:table-cell>
          <table:table-cell office:value-type="string">
            <text:p>q6(#Fk1K</text:p>
          </table:table-cell>
        </table:table-row>
        <table:table-row table:style-name="ro1">
          <table:table-cell office:value-type="string">
            <text:p>Ira Fitriana Herman</text:p>
          </table:table-cell>
          <table:table-cell office:value-type="float" office:value="1001726">
            <text:p>1001726</text:p>
          </table:table-cell>
          <table:table-cell office:value-type="string">
            <text:p>g(7*vUR2</text:p>
          </table:table-cell>
        </table:table-row>
        <table:table-row table:style-name="ro1">
          <table:table-cell office:value-type="string">
            <text:p>Irfan Nur Cahya</text:p>
          </table:table-cell>
          <table:table-cell office:value-type="float" office:value="1001736">
            <text:p>1001736</text:p>
          </table:table-cell>
          <table:table-cell office:value-type="string">
            <text:p>(G&amp;79rYq</text:p>
          </table:table-cell>
        </table:table-row>
        <table:table-row table:style-name="ro1">
          <table:table-cell office:value-type="string">
            <text:p>Irfan Nurdin</text:p>
          </table:table-cell>
          <table:table-cell office:value-type="float" office:value="1001746">
            <text:p>1001746</text:p>
          </table:table-cell>
          <table:table-cell office:value-type="string">
            <text:p>)v82oSM-</text:p>
          </table:table-cell>
        </table:table-row>
        <table:table-row table:style-name="ro1">
          <table:table-cell office:value-type="string">
            <text:p>Kadina</text:p>
          </table:table-cell>
          <table:table-cell office:value-type="float" office:value="1001756">
            <text:p>1001756</text:p>
          </table:table-cell>
          <table:table-cell office:value-type="string">
            <text:p>~12SsF+g</text:p>
          </table:table-cell>
        </table:table-row>
        <table:table-row table:style-name="ro1">
          <table:table-cell office:value-type="string">
            <text:p>Koko Setyo Asmoro</text:p>
          </table:table-cell>
          <table:table-cell office:value-type="float" office:value="1001766">
            <text:p>1001766</text:p>
          </table:table-cell>
          <table:table-cell office:value-type="string">
            <text:p>2~-TeU4n</text:p>
          </table:table-cell>
        </table:table-row>
        <table:table-row table:style-name="ro1">
          <table:table-cell office:value-type="string">
            <text:p>M. Safrudin</text:p>
          </table:table-cell>
          <table:table-cell office:value-type="float" office:value="1001776">
            <text:p>1001776</text:p>
          </table:table-cell>
          <table:table-cell office:value-type="string">
            <text:p>yG&amp;]z6I7</text:p>
          </table:table-cell>
        </table:table-row>
        <table:table-row table:style-name="ro1">
          <table:table-cell office:value-type="string">
            <text:p>Maulana Fitri</text:p>
          </table:table-cell>
          <table:table-cell office:value-type="float" office:value="1001786">
            <text:p>1001786</text:p>
          </table:table-cell>
          <table:table-cell office:value-type="string">
            <text:p>]2z4Sa-U</text:p>
          </table:table-cell>
        </table:table-row>
        <table:table-row table:style-name="ro1">
          <table:table-cell office:value-type="string">
            <text:p>Muhamad Gunawan</text:p>
          </table:table-cell>
          <table:table-cell office:value-type="float" office:value="1001796">
            <text:p>1001796</text:p>
          </table:table-cell>
          <table:table-cell office:value-type="string">
            <text:p>F~6J&amp;ua2</text:p>
          </table:table-cell>
        </table:table-row>
        <table:table-row table:style-name="ro1">
          <table:table-cell office:value-type="string">
            <text:p>Muhamad Jamaludin</text:p>
          </table:table-cell>
          <table:table-cell office:value-type="float" office:value="1001806">
            <text:p>1001806</text:p>
          </table:table-cell>
          <table:table-cell office:value-type="string">
            <text:p>F{Mz6?7i</text:p>
          </table:table-cell>
        </table:table-row>
        <table:table-row table:style-name="ro1">
          <table:table-cell office:value-type="string">
            <text:p>Muhamad Nuryadi</text:p>
          </table:table-cell>
          <table:table-cell office:value-type="float" office:value="1001816">
            <text:p>1001816</text:p>
          </table:table-cell>
          <table:table-cell office:value-type="string">
            <text:p>5oI4|%jC</text:p>
          </table:table-cell>
        </table:table-row>
        <table:table-row table:style-name="ro1">
          <table:table-cell office:value-type="string">
            <text:p>Nenden Beanuri</text:p>
          </table:table-cell>
          <table:table-cell office:value-type="float" office:value="1001826">
            <text:p>1001826</text:p>
          </table:table-cell>
          <table:table-cell office:value-type="string">
            <text:p>z*2tC1[V</text:p>
          </table:table-cell>
        </table:table-row>
        <table:table-row table:style-name="ro1">
          <table:table-cell office:value-type="string">
            <text:p>Ninuk Wulandari</text:p>
          </table:table-cell>
          <table:table-cell office:value-type="float" office:value="1001836">
            <text:p>1001836</text:p>
          </table:table-cell>
          <table:table-cell office:value-type="string">
            <text:p>1N_[Pb9k</text:p>
          </table:table-cell>
        </table:table-row>
        <table:table-row table:style-name="ro1">
          <table:table-cell office:value-type="string">
            <text:p>Nira Apriani</text:p>
          </table:table-cell>
          <table:table-cell office:value-type="float" office:value="1001846">
            <text:p>1001846</text:p>
          </table:table-cell>
          <table:table-cell office:value-type="string">
            <text:p>.6q7KBa(</text:p>
          </table:table-cell>
        </table:table-row>
        <table:table-row table:style-name="ro1">
          <table:table-cell office:value-type="string">
            <text:p>Novi Septian</text:p>
          </table:table-cell>
          <table:table-cell office:value-type="float" office:value="1001856">
            <text:p>1001856</text:p>
          </table:table-cell>
          <table:table-cell office:value-type="string">
            <text:p>C3&amp;%4Ocj</text:p>
          </table:table-cell>
        </table:table-row>
        <table:table-row table:style-name="ro1">
          <table:table-cell office:value-type="string">
            <text:p>Puspita Hen</text:p>
          </table:table-cell>
          <table:table-cell office:value-type="float" office:value="1001866">
            <text:p>1001866</text:p>
          </table:table-cell>
          <table:table-cell office:value-type="string">
            <text:p>@A6aEw5?</text:p>
          </table:table-cell>
        </table:table-row>
        <table:table-row table:style-name="ro1">
          <table:table-cell office:value-type="string">
            <text:p>Ramdan Hidayat</text:p>
          </table:table-cell>
          <table:table-cell office:value-type="float" office:value="1001876">
            <text:p>1001876</text:p>
          </table:table-cell>
          <table:table-cell office:value-type="string">
            <text:p>lY%p6A2!</text:p>
          </table:table-cell>
        </table:table-row>
        <table:table-row table:style-name="ro1">
          <table:table-cell office:value-type="string">
            <text:p>Resdayanti Ayu Sistianin</text:p>
          </table:table-cell>
          <table:table-cell office:value-type="float" office:value="1001886">
            <text:p>1001886</text:p>
          </table:table-cell>
          <table:table-cell office:value-type="string">
            <text:p>g~T=Ur86</text:p>
          </table:table-cell>
        </table:table-row>
        <table:table-row table:style-name="ro1">
          <table:table-cell office:value-type="string">
            <text:p>Ricky Rifaldi</text:p>
          </table:table-cell>
          <table:table-cell office:value-type="float" office:value="1001896">
            <text:p>1001896</text:p>
          </table:table-cell>
          <table:table-cell office:value-type="string">
            <text:p>Y7@1Pt_z</text:p>
          </table:table-cell>
        </table:table-row>
        <table:table-row table:style-name="ro1">
          <table:table-cell office:value-type="string">
            <text:p>Risnandar</text:p>
          </table:table-cell>
          <table:table-cell office:value-type="float" office:value="1001906">
            <text:p>1001906</text:p>
          </table:table-cell>
          <table:table-cell office:value-type="string">
            <text:p>nDN#|t85</text:p>
          </table:table-cell>
        </table:table-row>
        <table:table-row table:style-name="ro1">
          <table:table-cell office:value-type="string">
            <text:p>Sarif Hidayat</text:p>
          </table:table-cell>
          <table:table-cell office:value-type="float" office:value="1001916">
            <text:p>1001916</text:p>
          </table:table-cell>
          <table:table-cell office:value-type="string">
            <text:p>8a-E2X^y</text:p>
          </table:table-cell>
        </table:table-row>
        <table:table-row table:style-name="ro1">
          <table:table-cell office:value-type="string">
            <text:p>Siti Awaliyah</text:p>
          </table:table-cell>
          <table:table-cell office:value-type="float" office:value="1001926">
            <text:p>1001926</text:p>
          </table:table-cell>
          <table:table-cell office:value-type="string">
            <text:p>8%DPep5|</text:p>
          </table:table-cell>
        </table:table-row>
        <table:table-row table:style-name="ro1">
          <table:table-cell office:value-type="string">
            <text:p>Siti Fatmawati</text:p>
          </table:table-cell>
          <table:table-cell office:value-type="float" office:value="1001936">
            <text:p>1001936</text:p>
          </table:table-cell>
          <table:table-cell office:value-type="string">
            <text:p>.5La2(Tu</text:p>
          </table:table-cell>
        </table:table-row>
        <table:table-row table:style-name="ro1">
          <table:table-cell office:value-type="string">
            <text:p>Siti Sabilla Urfhi</text:p>
          </table:table-cell>
          <table:table-cell office:value-type="float" office:value="1001946">
            <text:p>1001946</text:p>
          </table:table-cell>
          <table:table-cell office:value-type="string">
            <text:p>6mQ[-1Lv</text:p>
          </table:table-cell>
        </table:table-row>
        <table:table-row table:style-name="ro1">
          <table:table-cell office:value-type="string">
            <text:p>Tika Wulandari</text:p>
          </table:table-cell>
          <table:table-cell office:value-type="float" office:value="1001956">
            <text:p>1001956</text:p>
          </table:table-cell>
          <table:table-cell office:value-type="string">
            <text:p>Dl1}M{k7</text:p>
          </table:table-cell>
        </table:table-row>
        <table:table-row table:style-name="ro1">
          <table:table-cell office:value-type="string">
            <text:p>Windi Nurhasanah P</text:p>
          </table:table-cell>
          <table:table-cell office:value-type="float" office:value="1001966">
            <text:p>1001966</text:p>
          </table:table-cell>
          <table:table-cell office:value-type="string">
            <text:p>6Ped~5Z@</text:p>
          </table:table-cell>
        </table:table-row>
        <table:table-row table:style-name="ro1">
          <table:table-cell office:value-type="string">
            <text:p>Yurizal Tri Chaerawan</text:p>
          </table:table-cell>
          <table:table-cell office:value-type="float" office:value="1001976">
            <text:p>1001976</text:p>
          </table:table-cell>
          <table:table-cell office:value-type="string">
            <text:p>~p.i96WC</text:p>
          </table:table-cell>
        </table:table-row>
        <table:table-row table:style-name="ro1">
          <table:table-cell office:value-type="string">
            <text:p>Yuzar Ardiansyah</text:p>
          </table:table-cell>
          <table:table-cell office:value-type="float" office:value="1001986">
            <text:p>1001986</text:p>
          </table:table-cell>
          <table:table-cell office:value-type="string">
            <text:p>j8]PV1{x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3-01-02T18:12:16</meta:creation-date>
    <meta:document-statistic meta:table-count="3" meta:cell-count="0" meta:object-count="0"/>
    <meta:generator>LibreOffice/3.5$Linux_x86 LibreOffice_project/350m1$Build-2</meta:generator>
  </office:meta>
</office:document-meta>
</file>